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ce94f" draw:fill-color="#fce94f" draw:opacity="70%" draw:textarea-vertical-align="middle"/>
    </style:style>
    <style:style style:name="gr2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4.128cm" fo:min-width="3.987cm" fo:padding-top="0.142cm" fo:padding-bottom="0.142cm" fo:padding-left="0.267cm" fo:padding-right="0.267cm"/>
    </style:style>
    <style:style style:name="gr3" style:family="graphic" style:parent-style-name="standard">
      <style:graphic-properties draw:fill-color="#fce94f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svg:stroke-color="#e9b96e" draw:fill-color="#e9b96e" draw:opacity="70%" draw:textarea-vertical-align="middle"/>
    </style:style>
    <style:style style:name="gr5" style:family="graphic" style:parent-style-name="standard">
      <style:graphic-properties svg:stroke-color="#000000" draw:fill-color="#e9b96e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9" style:family="graphic" style:parent-style-name="standard">
      <style:graphic-properties draw:stroke="none" svg:stroke-color="#000000" draw:fill="none" draw:fill-color="#ffffff" fo:min-height="0.382cm"/>
    </style:style>
    <style:style style:name="gr10" style:family="graphic" style:parent-style-name="standard">
      <style:graphic-properties draw:stroke="none" svg:stroke-color="#000000" draw:fill="none" draw:fill-color="#ffffff" fo:min-height="0.38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93cm" fo:min-width="0cm"/>
    </style:style>
    <style:style style:name="gr12" style:family="graphic" style:parent-style-name="standard">
      <style:graphic-properties svg:stroke-color="#000000" draw:fill="solid" draw:fill-color="#000000" draw:textarea-vertical-align="middle" draw:auto-grow-height="false" fo:min-height="0.35cm" fo:min-width="0.3cm"/>
    </style:style>
    <style:style style:name="P1" style:family="paragraph">
      <loext:graphic-properties draw:fill-color="#fce94f" draw:opacity="70%"/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weight="normal"/>
    </style:style>
    <style:style style:name="P3" style:family="paragraph">
      <loext:graphic-properties draw:fill-color="#fce94f"/>
      <style:paragraph-properties fo:text-align="center"/>
      <style:text-properties fo:font-weight="normal"/>
    </style:style>
    <style:style style:name="P4" style:family="paragraph">
      <loext:graphic-properties draw:fill-color="#e9b96e" draw:opacity="70%"/>
      <style:paragraph-properties fo:text-align="center"/>
    </style:style>
    <style:style style:name="P5" style:family="paragraph">
      <loext:graphic-properties draw:fill-color="#e9b96e"/>
      <style:paragraph-properties fo:text-align="center"/>
      <style:text-properties fo:font-weight="normal"/>
    </style:style>
    <style:style style:name="P6" style:family="paragraph">
      <style:paragraph-properties fo:text-align="center"/>
      <style:text-properties fo:font-weight="normal"/>
    </style:style>
    <style:style style:name="P7" style:family="paragraph">
      <style:text-properties fo:font-size="10pt" fo:font-style="italic" style:font-size-asian="10pt" style:font-style-asian="italic" style:font-size-complex="10pt" style:font-style-complex="italic"/>
    </style:style>
    <style:style style:name="P8" style:family="paragraph">
      <loext:graphic-properties draw:fill="none" draw:fill-color="#ffffff"/>
      <style:text-properties fo:font-size="10pt" fo:font-style="italic" style:font-size-asian="10pt" style:font-style-asian="italic" style:font-size-complex="10pt" style:font-style-complex="italic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text-properties fo:font-size="17.7000007629395pt" fo:font-weight="bold" style:font-weight-asian="bold" style:font-weight-complex="bold"/>
    </style:style>
    <style:style style:name="P11" style:family="paragraph">
      <loext:graphic-properties draw:fill="none" draw:fill-color="#ffffff"/>
      <style:text-properties fo:font-size="17.7000007629395pt" fo:font-weight="bold" style:font-weight-asian="bold" style:font-weight-complex="bold"/>
    </style:style>
    <style:style style:name="P12" style:family="paragraph">
      <loext:graphic-properties draw:fill="solid" draw:fill-color="#000000"/>
      <style:paragraph-properties fo:text-align="center"/>
    </style:style>
    <style:style style:name="T1" style:family="text">
      <style:text-properties fo:font-size="10pt" fo:font-style="italic" style:font-size-asian="10pt" style:font-style-asian="italic" style:font-size-complex="10pt" style:font-style-complex="italic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polygon draw:style-name="gr1" draw:text-style-name="P1" draw:layer="layout" svg:width="3.516cm" svg:height="1.274cm" svg:x="15.624cm" svg:y="1.466cm" svg:viewBox="0 0 3517 1275" draw:points="100,0 0,98 201,784 1005,1079 2009,1079 2512,1275 2713,1275 3014,784 3517,490 3316,294 2813,98 2612,98 1608,294">
          <text:p/>
        </draw:polygon>
        <draw:g>
          <draw:custom-shape draw:style-name="gr2" draw:text-style-name="P2" draw:layer="layout" svg:width="4.521cm" svg:height="4.412cm" svg:x="15.523cm" svg:y="1.27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301cm" svg:height="0.294cm" svg:x="15.826cm" svg:y="2.0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01cm" svg:height="0.294cm" svg:x="15.626cm" svg:y="1.4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01cm" svg:height="0.294cm" svg:x="16.531cm" svg:y="2.2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01cm" svg:height="0.294cm" svg:x="17.537cm" svg:y="2.2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02cm" svg:height="0.294cm" svg:x="17.035cm" svg:y="1.76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01cm" svg:height="0.294cm" svg:x="18.234cm" svg:y="1.56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02cm" svg:height="0.294cm" svg:x="18.737cm" svg:y="1.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02cm" svg:height="0.294cm" svg:x="18.336cm" svg:y="2.0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01cm" svg:height="0.294cm" svg:x="18.036cm" svg:y="2.4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olygon draw:style-name="gr4" draw:text-style-name="P4" draw:layer="layout" svg:width="1.205cm" svg:height="0.881cm" svg:x="18.638cm" svg:y="4.408cm" svg:viewBox="0 0 1206 882" draw:points="402,0 0,392 0,490 502,882 1105,784 1206,588 1005,98 502,0">
            <text:p/>
          </draw:polygon>
          <draw:custom-shape draw:style-name="gr5" draw:text-style-name="P5" draw:layer="layout" svg:width="0.301cm" svg:height="0.294cm" svg:x="19.038cm" svg:y="4.9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302cm" svg:height="0.294cm" svg:x="18.939cm" svg:y="4.4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302cm" svg:height="0.294cm" svg:x="19.342cm" svg:y="4.5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6" draw:layer="layout" svg:width="0.302cm" svg:height="0.294cm" svg:x="16.026cm" svg:y="4.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6" draw:layer="layout" svg:width="0.301cm" svg:height="0.295cm" svg:x="15.626cm" svg:y="4.8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6" draw:layer="layout" svg:width="0.302cm" svg:height="0.294cm" svg:x="16.631cm" svg:y="4.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6" draw:layer="layout" svg:width="0.301cm" svg:height="0.294cm" svg:x="18.039cm" svg:y="3.3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6" draw:layer="layout" svg:width="0.301cm" svg:height="0.294cm" svg:x="19.447cm" svg:y="2.7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6" draw:layer="layout" svg:width="0.301cm" svg:height="0.294cm" svg:x="19.649cm" svg:y="1.3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301cm" svg:height="0.295cm" svg:x="19.448cm" svg:y="4.9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6" draw:layer="layout" svg:width="0.301cm" svg:height="0.294cm" svg:x="18.645cm" svg:y="4.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xml:id="id1" draw:id="id1" draw:layer="layout" svg:width="0.301cm" svg:height="0.294cm" svg:x="18.646cm" svg:y="4.7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7" draw:text-style-name="P2" draw:layer="layout" draw:type="line" svg:x1="18.903cm" svg:y1="4.754cm" svg:x2="18.903cm" svg:y2="4.754cm" draw:start-shape="id1" draw:start-glue-point="11" draw:end-shape="id1" draw:end-glue-point="11" svg:d="M18903 4754z" svg:viewBox="0 0 1 1">
            <text:p/>
          </draw:connector>
          <draw:custom-shape draw:style-name="gr6" draw:text-style-name="P6" draw:layer="layout" svg:width="0.301cm" svg:height="0.294cm" svg:x="17.638cm" svg:y="3.7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6" draw:layer="layout" svg:width="0.301cm" svg:height="0.294cm" svg:x="15.831cm" svg:y="3.2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6" draw:layer="layout" svg:width="0.301cm" svg:height="0.295cm" svg:x="19.65cm" svg:y="3.1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" draw:text-style-name="P2" draw:layer="layout" svg:width="4.521cm" svg:height="4.412cm" svg:x="10.667cm" svg:y="1.27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xml:id="id3" draw:id="id3" draw:layer="layout" svg:width="0.301cm" svg:height="0.295cm" svg:x="10.97cm" svg:y="2.0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xml:id="id2" draw:id="id2" draw:layer="layout" svg:width="0.301cm" svg:height="0.294cm" svg:x="10.77cm" svg:y="1.4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xml:id="id4" draw:id="id4" draw:layer="layout" svg:width="0.301cm" svg:height="0.294cm" svg:x="11.675cm" svg:y="2.2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xml:id="id6" draw:id="id6" draw:layer="layout" svg:width="0.301cm" svg:height="0.294cm" svg:x="12.681cm" svg:y="2.2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xml:id="id5" draw:id="id5" draw:layer="layout" svg:width="0.302cm" svg:height="0.294cm" svg:x="12.179cm" svg:y="1.76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xml:id="id7" draw:id="id7" draw:layer="layout" svg:width="0.301cm" svg:height="0.294cm" svg:x="13.378cm" svg:y="1.56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xml:id="id9" draw:id="id9" draw:layer="layout" svg:width="0.302cm" svg:height="0.294cm" svg:x="13.881cm" svg:y="1.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xml:id="id8" draw:id="id8" draw:layer="layout" svg:width="0.302cm" svg:height="0.294cm" svg:x="13.48cm" svg:y="2.0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xml:id="id10" draw:id="id10" draw:layer="layout" svg:width="0.301cm" svg:height="0.294cm" svg:x="13.18cm" svg:y="2.4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xml:id="id19" draw:id="id19" draw:layer="layout" svg:width="0.301cm" svg:height="0.295cm" svg:x="14.182cm" svg:y="4.9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xml:id="id15" draw:id="id15" draw:layer="layout" svg:width="0.302cm" svg:height="0.294cm" svg:x="14.083cm" svg:y="4.4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xml:id="id17" draw:id="id17" draw:layer="layout" svg:width="0.302cm" svg:height="0.294cm" svg:x="14.486cm" svg:y="4.5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6" xml:id="id11" draw:id="id11" draw:layer="layout" svg:width="0.302cm" svg:height="0.294cm" svg:x="11.17cm" svg:y="4.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6" xml:id="id13" draw:id="id13" draw:layer="layout" svg:width="0.301cm" svg:height="0.294cm" svg:x="10.77cm" svg:y="4.8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6" xml:id="id12" draw:id="id12" draw:layer="layout" svg:width="0.302cm" svg:height="0.294cm" svg:x="11.775cm" svg:y="4.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6" xml:id="id21" draw:id="id21" draw:layer="layout" svg:width="0.301cm" svg:height="0.295cm" svg:x="13.183cm" svg:y="3.3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6" xml:id="id22" draw:id="id22" draw:layer="layout" svg:width="0.301cm" svg:height="0.294cm" svg:x="14.591cm" svg:y="2.7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6" draw:layer="layout" svg:width="0.301cm" svg:height="0.295cm" svg:x="14.793cm" svg:y="1.3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8" draw:text-style-name="P2" draw:layer="layout" draw:type="line" svg:x1="10.921cm" svg:y1="1.76cm" svg:x2="11.014cm" svg:y2="2.074cm" draw:start-shape="id2" draw:start-glue-point="8" draw:end-shape="id3" draw:end-glue-point="5" svg:d="M10921 1760l93 314" svg:viewBox="0 0 94 315">
            <text:p/>
          </draw:connector>
          <draw:connector draw:style-name="gr8" draw:text-style-name="P2" draw:layer="layout" draw:type="line" svg:x1="11.227cm" svg:y1="2.283cm" svg:x2="11.675cm" svg:y2="2.398cm" draw:start-shape="id3" draw:start-glue-point="9" draw:end-shape="id4" draw:end-glue-point="6" svg:d="M11227 2283l448 115" svg:viewBox="0 0 449 116">
            <text:p/>
          </draw:connector>
          <draw:connector draw:style-name="gr8" draw:text-style-name="P2" draw:layer="layout" draw:type="line" svg:x1="12.223cm" svg:y1="2.014cm" svg:x2="11.932cm" svg:y2="2.294cm" draw:start-shape="id5" draw:start-glue-point="7" draw:end-shape="id4" draw:end-glue-point="11" svg:d="M12223 2014l-291 280" svg:viewBox="0 0 292 281">
            <text:p/>
          </draw:connector>
          <draw:connector draw:style-name="gr8" draw:text-style-name="P2" draw:layer="layout" draw:type="line" svg:x1="12.437cm" svg:y1="2.014cm" svg:x2="12.725cm" svg:y2="2.295cm" draw:start-shape="id5" draw:start-glue-point="9" draw:end-shape="id6" draw:end-glue-point="5" svg:d="M12437 2014l288 281" svg:viewBox="0 0 289 282">
            <text:p/>
          </draw:connector>
          <draw:connector draw:style-name="gr8" draw:text-style-name="P2" draw:layer="layout" draw:type="line" svg:x1="13.529cm" svg:y1="1.857cm" svg:x2="13.631cm" svg:y2="2.055cm" draw:start-shape="id7" draw:start-glue-point="8" draw:end-shape="id8" draw:end-glue-point="4" svg:d="M13529 1857l102 198" svg:viewBox="0 0 103 199">
            <text:p/>
          </draw:connector>
          <draw:connector draw:style-name="gr8" draw:text-style-name="P2" draw:layer="layout" draw:type="line" svg:x1="13.679cm" svg:y1="1.71cm" svg:x2="13.925cm" svg:y2="1.803cm" draw:start-shape="id7" draw:start-glue-point="10" draw:end-shape="id9" draw:end-glue-point="5" svg:d="M13679 1710l246 93" svg:viewBox="0 0 247 94">
            <text:p/>
          </draw:connector>
          <draw:connector draw:style-name="gr8" draw:text-style-name="P2" draw:layer="layout" draw:type="line" svg:x1="13.925cm" svg:y1="2.011cm" svg:x2="13.738cm" svg:y2="2.098cm" draw:start-shape="id9" draw:start-glue-point="7" draw:end-shape="id8" draw:end-glue-point="11" svg:d="M13925 2011l-187 87" svg:viewBox="0 0 188 88">
            <text:p/>
          </draw:connector>
          <draw:connector draw:style-name="gr8" draw:text-style-name="P2" draw:layer="layout" draw:type="line" svg:x1="13.437cm" svg:y1="2.491cm" svg:x2="13.524cm" svg:y2="2.306cm" draw:start-shape="id10" draw:start-glue-point="11" draw:end-shape="id8" draw:end-glue-point="7" svg:d="M13437 2491l87-185" svg:viewBox="0 0 88 186">
            <text:p/>
          </draw:connector>
          <draw:connector draw:style-name="gr8" draw:text-style-name="P2" draw:layer="layout" draw:type="line" svg:x1="12.982cm" svg:y1="2.399cm" svg:x2="13.224cm" svg:y2="2.491cm" draw:start-shape="id6" draw:start-glue-point="10" draw:end-shape="id10" draw:end-glue-point="5" svg:d="M12982 2399l242 92" svg:viewBox="0 0 243 93">
            <text:p/>
          </draw:connector>
          <draw:connector draw:style-name="gr8" draw:text-style-name="P2" draw:layer="layout" draw:type="line" svg:x1="11.472cm" svg:y1="4.557cm" svg:x2="11.775cm" svg:y2="4.657cm" draw:start-shape="id11" draw:start-glue-point="10" draw:end-shape="id12" draw:end-glue-point="6" svg:d="M11472 4557l303 100" svg:viewBox="0 0 304 101">
            <text:p/>
          </draw:connector>
          <draw:connector draw:style-name="gr8" draw:text-style-name="P2" draw:layer="layout" draw:type="line" svg:x1="11.214cm" svg:y1="4.661cm" svg:x2="11.027cm" svg:y2="4.846cm" draw:start-shape="id11" draw:start-glue-point="7" draw:end-shape="id13" draw:end-glue-point="11" svg:d="M11214 4661l-187 185" svg:viewBox="0 0 188 186">
            <text:p/>
          </draw:connector>
          <draw:custom-shape draw:style-name="gr5" draw:text-style-name="P5" xml:id="id18" draw:id="id18" draw:layer="layout" svg:width="0.301cm" svg:height="0.294cm" svg:x="14.592cm" svg:y="4.9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6" draw:layer="layout" svg:width="0.301cm" svg:height="0.294cm" svg:x="13.789cm" svg:y="4.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xml:id="id14" draw:id="id14" draw:layer="layout" svg:width="0.301cm" svg:height="0.294cm" svg:x="13.79cm" svg:y="4.7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7" draw:text-style-name="P2" xml:id="id16" draw:id="id16" draw:layer="layout" draw:type="line" svg:x1="14.047cm" svg:y1="4.754cm" svg:x2="14.047cm" svg:y2="4.754cm" draw:start-shape="id14" draw:start-glue-point="11" draw:end-shape="id14" draw:end-glue-point="11" svg:d="M14047 4754z" svg:viewBox="0 0 1 1">
            <text:p/>
          </draw:connector>
          <draw:connector draw:style-name="gr8" draw:text-style-name="P2" draw:layer="layout" draw:type="line" svg:x1="14.127cm" svg:y1="4.66cm" svg:x2="14.047cm" svg:y2="4.754cm" draw:start-shape="id15" draw:start-glue-point="7" draw:end-shape="id16" draw:end-glue-point="0" svg:d="M14127 4660l-80 94" svg:viewBox="0 0 81 95">
            <text:p/>
          </draw:connector>
          <draw:connector draw:style-name="gr8" draw:text-style-name="P2" draw:layer="layout" draw:type="line" svg:x1="14.744cm" svg:y1="4.759cm" svg:x2="14.742cm" svg:y2="4.905cm" draw:start-shape="id17" draw:start-glue-point="9" draw:end-shape="id18" svg:d="M14744 4759l-2 146" svg:viewBox="0 0 3 147">
            <text:p/>
          </draw:connector>
          <draw:connector draw:style-name="gr8" draw:text-style-name="P2" draw:layer="layout" draw:type="line" svg:x1="14.385cm" svg:y1="4.556cm" svg:x2="14.53cm" svg:y2="4.551cm" draw:start-shape="id15" draw:start-glue-point="10" draw:end-shape="id17" draw:end-glue-point="5" svg:d="M14385 4556l145-5" svg:viewBox="0 0 146 6">
            <text:p/>
          </draw:connector>
          <draw:connector draw:style-name="gr8" draw:text-style-name="P2" draw:layer="layout" draw:type="line" svg:x1="14.047cm" svg:y1="4.962cm" svg:x2="14.182cm" svg:y2="5.143cm" draw:start-shape="id14" draw:start-glue-point="9" draw:end-shape="id19" draw:end-glue-point="6" svg:d="M14047 4962l135 181" svg:viewBox="0 0 136 182">
            <text:p/>
          </draw:connector>
          <draw:connector draw:style-name="gr8" draw:text-style-name="P2" draw:layer="layout" draw:type="line" svg:x1="14.483cm" svg:y1="5.143cm" svg:x2="14.592cm" svg:y2="5.052cm" draw:start-shape="id19" draw:start-glue-point="10" draw:end-shape="id18" draw:end-glue-point="6" svg:d="M14483 5143l109-91" svg:viewBox="0 0 110 92">
            <text:p/>
          </draw:connector>
          <draw:connector draw:style-name="gr8" draw:text-style-name="P2" draw:layer="layout" draw:type="line" svg:x1="14.53cm" svg:y1="4.759cm" svg:x2="14.439cm" svg:y2="5.038cm" draw:start-shape="id17" draw:start-glue-point="7" draw:end-shape="id19" draw:end-glue-point="11" svg:d="M14530 4759l-91 279" svg:viewBox="0 0 92 280">
            <text:p/>
          </draw:connector>
          <draw:connector draw:style-name="gr8" draw:text-style-name="P2" draw:layer="layout" draw:type="line" svg:x1="14.234cm" svg:y1="4.703cm" svg:x2="14.333cm" svg:y2="4.995cm" draw:start-shape="id15" draw:start-glue-point="8" draw:end-shape="id19" draw:end-glue-point="4" svg:d="M14234 4703l99 292" svg:viewBox="0 0 100 293">
            <text:p/>
          </draw:connector>
          <draw:connector draw:style-name="gr8" draw:text-style-name="P2" draw:layer="layout" draw:type="line" svg:x1="14.341cm" svg:y1="4.66cm" svg:x2="14.636cm" svg:y2="4.948cm" draw:start-shape="id15" draw:start-glue-point="9" draw:end-shape="id18" draw:end-glue-point="5" svg:d="M14341 4660l295 288" svg:viewBox="0 0 296 289">
            <text:p/>
          </draw:connector>
          <draw:connector draw:style-name="gr8" draw:text-style-name="P2" draw:layer="layout" draw:type="line" svg:x1="14.091cm" svg:y1="4.858cm" svg:x2="14.53cm" svg:y2="4.759cm" draw:start-shape="id14" draw:start-glue-point="10" draw:end-shape="id17" draw:end-glue-point="7" svg:d="M14091 4858l439-99" svg:viewBox="0 0 440 100">
            <text:p/>
          </draw:connector>
          <draw:connector draw:style-name="gr8" draw:text-style-name="P2" draw:layer="layout" draw:type="line" svg:x1="14.091cm" svg:y1="4.858cm" svg:x2="14.636cm" svg:y2="4.948cm" draw:start-shape="id14" draw:start-glue-point="10" draw:end-shape="id18" draw:end-glue-point="5" svg:d="M14091 4858l545 90" svg:viewBox="0 0 546 91">
            <text:p/>
          </draw:connector>
          <draw:custom-shape draw:style-name="gr6" draw:text-style-name="P6" xml:id="id20" draw:id="id20" draw:layer="layout" svg:width="0.301cm" svg:height="0.294cm" svg:x="12.782cm" svg:y="3.7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6" draw:layer="layout" svg:width="0.301cm" svg:height="0.295cm" svg:x="10.975cm" svg:y="3.2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6" xml:id="id23" draw:id="id23" draw:layer="layout" svg:width="0.301cm" svg:height="0.294cm" svg:x="14.794cm" svg:y="3.1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9" draw:text-style-name="P8" draw:layer="layout" svg:width="1.608cm" svg:height="0.645cm" svg:x="11.805cm" svg:y="1.246cm">
            <draw:text-box>
              <text:p text:style-name="P7"><text:span text:style-name="T1">n </text:span><text:span text:style-name="T1">= </text:span><text:span text:style-name="T1">9</text:span></text:p>
            </draw:text-box>
          </draw:frame>
          <draw:frame draw:style-name="gr9" draw:text-style-name="P8" draw:layer="layout" svg:width="1.607cm" svg:height="0.645cm" svg:x="11.203cm" svg:y="4.777cm">
            <draw:text-box>
              <text:p text:style-name="P7"><text:span text:style-name="T1">n </text:span><text:span text:style-name="T1">= </text:span><text:span text:style-name="T1">3</text:span></text:p>
            </draw:text-box>
          </draw:frame>
          <draw:frame draw:style-name="gr9" draw:text-style-name="P8" draw:layer="layout" svg:width="1.608cm" svg:height="0.645cm" svg:x="13.714cm" svg:y="5.17cm">
            <draw:text-box>
              <text:p text:style-name="P7"><text:span text:style-name="T1">n </text:span><text:span text:style-name="T1">= </text:span><text:span text:style-name="T1">5</text:span></text:p>
            </draw:text-box>
          </draw:frame>
          <draw:frame draw:style-name="gr9" draw:text-style-name="P8" draw:layer="layout" svg:width="1.608cm" svg:height="0.645cm" svg:x="14.116cm" svg:y="3.406cm">
            <draw:text-box>
              <text:p text:style-name="P7"><text:span text:style-name="T1">n </text:span><text:span text:style-name="T1">= </text:span><text:span text:style-name="T1">2</text:span></text:p>
            </draw:text-box>
          </draw:frame>
          <draw:frame draw:style-name="gr10" draw:text-style-name="P8" draw:layer="layout" svg:width="1.607cm" svg:height="0.645cm" svg:x="12.509cm" svg:y="3.799cm">
            <draw:text-box>
              <text:p text:style-name="P7"><text:span text:style-name="T1">n </text:span><text:span text:style-name="T1">= </text:span><text:span text:style-name="T1">2</text:span></text:p>
            </draw:text-box>
          </draw:frame>
          <draw:connector draw:style-name="gr8" draw:text-style-name="P9" draw:layer="layout" draw:type="line" svg:x1="13.039cm" svg:y1="3.771cm" svg:x2="13.227cm" svg:y2="3.586cm" draw:start-shape="id20" draw:start-glue-point="11" draw:end-shape="id21" draw:end-glue-point="7" svg:d="M13039 3771l188-185" svg:viewBox="0 0 189 186">
            <text:p/>
          </draw:connector>
          <draw:connector draw:style-name="gr8" draw:text-style-name="P9" draw:layer="layout" draw:type="line" svg:x1="14.848cm" svg:y1="2.998cm" svg:x2="14.945cm" svg:y2="3.141cm" draw:start-shape="id22" draw:start-glue-point="9" draw:end-shape="id23" draw:end-glue-point="4" svg:d="M14848 2998l97 143" svg:viewBox="0 0 98 144">
            <text:p/>
          </draw:connector>
        </draw:g>
        <draw:g xml:id="id47" draw:id="id47">
          <draw:custom-shape draw:style-name="gr2" draw:text-style-name="P2" draw:layer="layout" svg:width="4.521cm" svg:height="4.412cm" svg:x="5.81cm" svg:y="1.271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6" xml:id="id25" draw:id="id25" draw:layer="layout" svg:width="0.301cm" svg:height="0.294cm" svg:x="6.113cm" svg:y="2.0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6" xml:id="id24" draw:id="id24" draw:layer="layout" svg:width="0.301cm" svg:height="0.294cm" svg:x="5.913cm" svg:y="1.4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6" xml:id="id26" draw:id="id26" draw:layer="layout" svg:width="0.301cm" svg:height="0.294cm" svg:x="6.818cm" svg:y="2.2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6" xml:id="id28" draw:id="id28" draw:layer="layout" svg:width="0.301cm" svg:height="0.294cm" svg:x="7.824cm" svg:y="2.2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6" xml:id="id27" draw:id="id27" draw:layer="layout" svg:width="0.302cm" svg:height="0.294cm" svg:x="7.322cm" svg:y="1.76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6" xml:id="id29" draw:id="id29" draw:layer="layout" svg:width="0.301cm" svg:height="0.294cm" svg:x="8.521cm" svg:y="1.56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6" xml:id="id31" draw:id="id31" draw:layer="layout" svg:width="0.302cm" svg:height="0.294cm" svg:x="9.024cm" svg:y="1.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6" xml:id="id30" draw:id="id30" draw:layer="layout" svg:width="0.302cm" svg:height="0.294cm" svg:x="8.623cm" svg:y="2.0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6" xml:id="id32" draw:id="id32" draw:layer="layout" svg:width="0.301cm" svg:height="0.294cm" svg:x="8.323cm" svg:y="2.4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6" xml:id="id41" draw:id="id41" draw:layer="layout" svg:width="0.301cm" svg:height="0.294cm" svg:x="9.325cm" svg:y="4.9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6" xml:id="id37" draw:id="id37" draw:layer="layout" svg:width="0.302cm" svg:height="0.294cm" svg:x="9.226cm" svg:y="4.4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6" xml:id="id39" draw:id="id39" draw:layer="layout" svg:width="0.302cm" svg:height="0.294cm" svg:x="9.629cm" svg:y="4.5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6" xml:id="id33" draw:id="id33" draw:layer="layout" svg:width="0.302cm" svg:height="0.294cm" svg:x="6.313cm" svg:y="4.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6" xml:id="id35" draw:id="id35" draw:layer="layout" svg:width="0.301cm" svg:height="0.295cm" svg:x="5.913cm" svg:y="4.8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6" xml:id="id34" draw:id="id34" draw:layer="layout" svg:width="0.302cm" svg:height="0.294cm" svg:x="6.918cm" svg:y="4.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6" xml:id="id43" draw:id="id43" draw:layer="layout" svg:width="0.301cm" svg:height="0.294cm" svg:x="8.326cm" svg:y="3.3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6" xml:id="id44" draw:id="id44" draw:layer="layout" svg:width="0.301cm" svg:height="0.294cm" svg:x="9.734cm" svg:y="2.7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6" draw:layer="layout" svg:width="0.301cm" svg:height="0.294cm" svg:x="9.936cm" svg:y="1.3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8" draw:text-style-name="P2" draw:layer="layout" draw:type="line" svg:x1="6.064cm" svg:y1="1.76cm" svg:x2="6.157cm" svg:y2="2.075cm" draw:start-shape="id24" draw:start-glue-point="8" draw:end-shape="id25" draw:end-glue-point="5" svg:d="M6064 1760l93 315" svg:viewBox="0 0 94 316">
            <text:p/>
          </draw:connector>
          <draw:connector draw:style-name="gr8" draw:text-style-name="P2" draw:layer="layout" draw:type="line" svg:x1="6.37cm" svg:y1="2.283cm" svg:x2="6.818cm" svg:y2="2.398cm" draw:start-shape="id25" draw:start-glue-point="9" draw:end-shape="id26" draw:end-glue-point="6" svg:d="M6370 2283l448 115" svg:viewBox="0 0 449 116">
            <text:p/>
          </draw:connector>
          <draw:connector draw:style-name="gr8" draw:text-style-name="P2" draw:layer="layout" draw:type="line" svg:x1="7.366cm" svg:y1="2.014cm" svg:x2="7.075cm" svg:y2="2.294cm" draw:start-shape="id27" draw:start-glue-point="7" draw:end-shape="id26" draw:end-glue-point="11" svg:d="M7366 2014l-291 280" svg:viewBox="0 0 292 281">
            <text:p/>
          </draw:connector>
          <draw:connector draw:style-name="gr8" draw:text-style-name="P2" draw:layer="layout" draw:type="line" svg:x1="7.58cm" svg:y1="2.014cm" svg:x2="7.868cm" svg:y2="2.295cm" draw:start-shape="id27" draw:start-glue-point="9" draw:end-shape="id28" draw:end-glue-point="5" svg:d="M7580 2014l288 281" svg:viewBox="0 0 289 282">
            <text:p/>
          </draw:connector>
          <draw:connector draw:style-name="gr8" draw:text-style-name="P2" draw:layer="layout" draw:type="line" svg:x1="8.672cm" svg:y1="1.857cm" svg:x2="8.774cm" svg:y2="2.055cm" draw:start-shape="id29" draw:start-glue-point="8" draw:end-shape="id30" draw:end-glue-point="4" svg:d="M8672 1857l102 198" svg:viewBox="0 0 103 199">
            <text:p/>
          </draw:connector>
          <draw:connector draw:style-name="gr8" draw:text-style-name="P2" draw:layer="layout" draw:type="line" svg:x1="8.822cm" svg:y1="1.71cm" svg:x2="9.068cm" svg:y2="1.803cm" draw:start-shape="id29" draw:start-glue-point="10" draw:end-shape="id31" draw:end-glue-point="5" svg:d="M8822 1710l246 93" svg:viewBox="0 0 247 94">
            <text:p/>
          </draw:connector>
          <draw:connector draw:style-name="gr8" draw:text-style-name="P2" draw:layer="layout" draw:type="line" svg:x1="9.068cm" svg:y1="2.011cm" svg:x2="8.881cm" svg:y2="2.098cm" draw:start-shape="id31" draw:start-glue-point="7" draw:end-shape="id30" draw:end-glue-point="11" svg:d="M9068 2011l-187 87" svg:viewBox="0 0 188 88">
            <text:p/>
          </draw:connector>
          <draw:connector draw:style-name="gr8" draw:text-style-name="P2" draw:layer="layout" draw:type="line" svg:x1="8.58cm" svg:y1="2.491cm" svg:x2="8.667cm" svg:y2="2.306cm" draw:start-shape="id32" draw:start-glue-point="11" draw:end-shape="id30" draw:end-glue-point="7" svg:d="M8580 2491l87-185" svg:viewBox="0 0 88 186">
            <text:p/>
          </draw:connector>
          <draw:connector draw:style-name="gr8" draw:text-style-name="P2" draw:layer="layout" draw:type="line" svg:x1="8.125cm" svg:y1="2.399cm" svg:x2="8.367cm" svg:y2="2.491cm" draw:start-shape="id28" draw:start-glue-point="10" draw:end-shape="id32" draw:end-glue-point="5" svg:d="M8125 2399l242 92" svg:viewBox="0 0 243 93">
            <text:p/>
          </draw:connector>
          <draw:connector draw:style-name="gr8" draw:text-style-name="P2" draw:layer="layout" draw:type="line" svg:x1="6.615cm" svg:y1="4.557cm" svg:x2="6.918cm" svg:y2="4.657cm" draw:start-shape="id33" draw:start-glue-point="10" draw:end-shape="id34" draw:end-glue-point="6" svg:d="M6615 4557l303 100" svg:viewBox="0 0 304 101">
            <text:p/>
          </draw:connector>
          <draw:connector draw:style-name="gr8" draw:text-style-name="P2" draw:layer="layout" draw:type="line" svg:x1="6.357cm" svg:y1="4.661cm" svg:x2="6.17cm" svg:y2="4.846cm" draw:start-shape="id33" draw:start-glue-point="7" draw:end-shape="id35" draw:end-glue-point="11" svg:d="M6357 4661l-187 185" svg:viewBox="0 0 188 186">
            <text:p/>
          </draw:connector>
          <draw:custom-shape draw:style-name="gr6" draw:text-style-name="P6" xml:id="id40" draw:id="id40" draw:layer="layout" svg:width="0.301cm" svg:height="0.295cm" svg:x="9.735cm" svg:y="4.9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6" draw:layer="layout" svg:width="0.301cm" svg:height="0.294cm" svg:x="8.932cm" svg:y="4.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6" xml:id="id36" draw:id="id36" draw:layer="layout" svg:width="0.301cm" svg:height="0.294cm" svg:x="8.933cm" svg:y="4.7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7" draw:text-style-name="P2" xml:id="id38" draw:id="id38" draw:layer="layout" draw:type="line" svg:x1="9.19cm" svg:y1="4.754cm" svg:x2="9.19cm" svg:y2="4.754cm" draw:start-shape="id36" draw:start-glue-point="11" draw:end-shape="id36" draw:end-glue-point="11" svg:d="M9190 4754z" svg:viewBox="0 0 1 1">
            <text:p/>
          </draw:connector>
          <draw:connector draw:style-name="gr8" draw:text-style-name="P2" draw:layer="layout" draw:type="line" svg:x1="9.27cm" svg:y1="4.66cm" svg:x2="9.19cm" svg:y2="4.754cm" draw:start-shape="id37" draw:start-glue-point="7" draw:end-shape="id38" draw:end-glue-point="0" svg:d="M9270 4660l-80 94" svg:viewBox="0 0 81 95">
            <text:p/>
          </draw:connector>
          <draw:connector draw:style-name="gr8" draw:text-style-name="P2" draw:layer="layout" draw:type="line" svg:x1="9.887cm" svg:y1="4.759cm" svg:x2="9.885cm" svg:y2="4.905cm" draw:start-shape="id39" draw:start-glue-point="9" draw:end-shape="id40" svg:d="M9887 4759l-2 146" svg:viewBox="0 0 3 147">
            <text:p/>
          </draw:connector>
          <draw:connector draw:style-name="gr8" draw:text-style-name="P2" draw:layer="layout" draw:type="line" svg:x1="9.528cm" svg:y1="4.556cm" svg:x2="9.673cm" svg:y2="4.551cm" draw:start-shape="id37" draw:start-glue-point="10" draw:end-shape="id39" draw:end-glue-point="5" svg:d="M9528 4556l145-5" svg:viewBox="0 0 146 6">
            <text:p/>
          </draw:connector>
          <draw:connector draw:style-name="gr8" draw:text-style-name="P2" draw:layer="layout" draw:type="line" svg:x1="9.19cm" svg:y1="4.962cm" svg:x2="9.325cm" svg:y2="5.143cm" draw:start-shape="id36" draw:start-glue-point="9" draw:end-shape="id41" draw:end-glue-point="6" svg:d="M9190 4962l135 181" svg:viewBox="0 0 136 182">
            <text:p/>
          </draw:connector>
          <draw:connector draw:style-name="gr8" draw:text-style-name="P2" draw:layer="layout" draw:type="line" svg:x1="9.626cm" svg:y1="5.143cm" svg:x2="9.735cm" svg:y2="5.053cm" draw:start-shape="id41" draw:start-glue-point="10" draw:end-shape="id40" draw:end-glue-point="6" svg:d="M9626 5143l109-90" svg:viewBox="0 0 110 91">
            <text:p/>
          </draw:connector>
          <draw:connector draw:style-name="gr8" draw:text-style-name="P2" draw:layer="layout" draw:type="line" svg:x1="9.673cm" svg:y1="4.759cm" svg:x2="9.582cm" svg:y2="5.039cm" draw:start-shape="id39" draw:start-glue-point="7" draw:end-shape="id41" draw:end-glue-point="11" svg:d="M9673 4759l-91 280" svg:viewBox="0 0 92 281">
            <text:p/>
          </draw:connector>
          <draw:connector draw:style-name="gr8" draw:text-style-name="P2" draw:layer="layout" draw:type="line" svg:x1="9.377cm" svg:y1="4.703cm" svg:x2="9.476cm" svg:y2="4.996cm" draw:start-shape="id37" draw:start-glue-point="8" draw:end-shape="id41" draw:end-glue-point="4" svg:d="M9377 4703l99 293" svg:viewBox="0 0 100 294">
            <text:p/>
          </draw:connector>
          <draw:connector draw:style-name="gr8" draw:text-style-name="P2" draw:layer="layout" draw:type="line" svg:x1="9.484cm" svg:y1="4.66cm" svg:x2="9.779cm" svg:y2="4.948cm" draw:start-shape="id37" draw:start-glue-point="9" draw:end-shape="id40" draw:end-glue-point="5" svg:d="M9484 4660l295 288" svg:viewBox="0 0 296 289">
            <text:p/>
          </draw:connector>
          <draw:connector draw:style-name="gr8" draw:text-style-name="P2" draw:layer="layout" draw:type="line" svg:x1="9.234cm" svg:y1="4.858cm" svg:x2="9.673cm" svg:y2="4.759cm" draw:start-shape="id36" draw:start-glue-point="10" draw:end-shape="id39" draw:end-glue-point="7" svg:d="M9234 4858l439-99" svg:viewBox="0 0 440 100">
            <text:p/>
          </draw:connector>
          <draw:connector draw:style-name="gr8" draw:text-style-name="P2" draw:layer="layout" draw:type="line" svg:x1="9.234cm" svg:y1="4.858cm" svg:x2="9.779cm" svg:y2="4.948cm" draw:start-shape="id36" draw:start-glue-point="10" draw:end-shape="id40" draw:end-glue-point="5" svg:d="M9234 4858l545 90" svg:viewBox="0 0 546 91">
            <text:p/>
          </draw:connector>
          <draw:custom-shape draw:style-name="gr6" draw:text-style-name="P6" xml:id="id42" draw:id="id42" draw:layer="layout" svg:width="0.301cm" svg:height="0.294cm" svg:x="7.925cm" svg:y="3.7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6" draw:layer="layout" svg:width="0.301cm" svg:height="0.294cm" svg:x="6.118cm" svg:y="3.2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6" xml:id="id45" draw:id="id45" draw:layer="layout" svg:width="0.301cm" svg:height="0.295cm" svg:x="9.937cm" svg:y="3.1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8" draw:text-style-name="P9" draw:layer="layout" draw:type="line" svg:x1="8.182cm" svg:y1="3.771cm" svg:x2="8.37cm" svg:y2="3.586cm" draw:start-shape="id42" draw:start-glue-point="11" draw:end-shape="id43" draw:end-glue-point="7" svg:d="M8182 3771l188-185" svg:viewBox="0 0 189 186">
            <text:p/>
          </draw:connector>
          <draw:connector draw:style-name="gr8" draw:text-style-name="P9" draw:layer="layout" draw:type="line" svg:x1="9.991cm" svg:y1="2.998cm" svg:x2="10.088cm" svg:y2="3.141cm" draw:start-shape="id44" draw:start-glue-point="9" draw:end-shape="id45" draw:end-glue-point="4" svg:d="M9991 2998l97 143" svg:viewBox="0 0 98 144">
            <text:p/>
          </draw:connector>
        </draw:g>
        <draw:g>
          <draw:custom-shape draw:style-name="gr2" draw:text-style-name="P2" draw:layer="layout" svg:width="4.521cm" svg:height="4.412cm" svg:x="0.955cm" svg:y="1.271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6" draw:layer="layout" svg:width="0.301cm" svg:height="0.294cm" svg:x="1.258cm" svg:y="2.0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6" draw:layer="layout" svg:width="0.301cm" svg:height="0.294cm" svg:x="1.058cm" svg:y="1.4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6" draw:layer="layout" svg:width="0.301cm" svg:height="0.294cm" svg:x="1.963cm" svg:y="2.2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6" draw:layer="layout" svg:width="0.301cm" svg:height="0.294cm" svg:x="2.969cm" svg:y="2.2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6" draw:layer="layout" svg:width="0.302cm" svg:height="0.294cm" svg:x="2.467cm" svg:y="1.76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6" draw:layer="layout" svg:width="0.301cm" svg:height="0.294cm" svg:x="3.666cm" svg:y="1.56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6" draw:layer="layout" svg:width="0.302cm" svg:height="0.294cm" svg:x="4.169cm" svg:y="1.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6" draw:layer="layout" svg:width="0.302cm" svg:height="0.294cm" svg:x="3.768cm" svg:y="2.0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6" draw:layer="layout" svg:width="0.301cm" svg:height="0.294cm" svg:x="3.468cm" svg:y="2.4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6" draw:layer="layout" svg:width="0.301cm" svg:height="0.294cm" svg:x="4.47cm" svg:y="4.9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6" draw:layer="layout" svg:width="0.302cm" svg:height="0.294cm" svg:x="4.371cm" svg:y="4.4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6" draw:layer="layout" svg:width="0.302cm" svg:height="0.294cm" svg:x="4.774cm" svg:y="4.5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6" draw:layer="layout" svg:width="0.302cm" svg:height="0.294cm" svg:x="1.458cm" svg:y="4.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6" draw:layer="layout" svg:width="0.301cm" svg:height="0.295cm" svg:x="1.058cm" svg:y="4.8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6" draw:layer="layout" svg:width="0.302cm" svg:height="0.294cm" svg:x="2.063cm" svg:y="4.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6" draw:layer="layout" svg:width="0.301cm" svg:height="0.294cm" svg:x="3.471cm" svg:y="3.3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6" draw:layer="layout" svg:width="0.301cm" svg:height="0.294cm" svg:x="4.879cm" svg:y="2.7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6" draw:layer="layout" svg:width="0.301cm" svg:height="0.294cm" svg:x="5.081cm" svg:y="1.3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6" draw:layer="layout" svg:width="0.301cm" svg:height="0.295cm" svg:x="4.88cm" svg:y="4.9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6" draw:layer="layout" svg:width="0.301cm" svg:height="0.294cm" svg:x="4.077cm" svg:y="4.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6" xml:id="id46" draw:id="id46" draw:layer="layout" svg:width="0.301cm" svg:height="0.294cm" svg:x="4.078cm" svg:y="4.7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7" draw:text-style-name="P2" draw:layer="layout" draw:type="line" svg:x1="4.335cm" svg:y1="4.754cm" svg:x2="4.335cm" svg:y2="4.754cm" draw:start-shape="id46" draw:start-glue-point="11" draw:end-shape="id46" draw:end-glue-point="11" svg:d="M4335 4754z" svg:viewBox="0 0 1 1">
            <text:p/>
          </draw:connector>
          <draw:custom-shape draw:style-name="gr6" draw:text-style-name="P6" draw:layer="layout" svg:width="0.301cm" svg:height="0.294cm" svg:x="3.07cm" svg:y="3.7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6" draw:layer="layout" svg:width="0.301cm" svg:height="0.294cm" svg:x="1.263cm" svg:y="3.2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6" draw:layer="layout" svg:width="0.301cm" svg:height="0.295cm" svg:x="5.082cm" svg:y="3.1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7" draw:text-style-name="P9" draw:layer="layout" draw:type="line" svg:x1="8.07cm" svg:y1="1.271cm" svg:x2="8.07cm" svg:y2="1.271cm" draw:start-shape="id47" draw:end-shape="id47" svg:d="M8070 1271z" svg:viewBox="0 0 1 1">
          <text:p/>
        </draw:connector>
        <draw:frame draw:style-name="gr11" draw:text-style-name="P11" draw:layer="layout" svg:width="0.964cm" svg:height="0.945cm" svg:x="0.755cm" svg:y="4.897cm">
          <draw:text-box>
            <text:p text:style-name="P10"><text:span text:style-name="T2">A</text:span></text:p>
          </draw:text-box>
        </draw:frame>
        <draw:frame draw:style-name="gr11" draw:text-style-name="P11" draw:layer="layout" svg:width="0.964cm" svg:height="0.945cm" svg:x="5.678cm" svg:y="4.897cm">
          <draw:text-box>
            <text:p text:style-name="P10"><text:span text:style-name="T2">B</text:span></text:p>
          </draw:text-box>
        </draw:frame>
        <draw:frame draw:style-name="gr11" draw:text-style-name="P11" draw:layer="layout" svg:width="0.964cm" svg:height="0.945cm" svg:x="10.502cm" svg:y="4.897cm">
          <draw:text-box>
            <text:p text:style-name="P10"><text:span text:style-name="T2">C</text:span></text:p>
          </draw:text-box>
        </draw:frame>
        <draw:frame draw:style-name="gr11" draw:text-style-name="P11" draw:layer="layout" svg:width="0.964cm" svg:height="0.945cm" svg:x="15.325cm" svg:y="4.897cm">
          <draw:text-box>
            <text:p text:style-name="P10"><text:span text:style-name="T2">D</text:span></text:p>
          </draw:text-box>
        </draw:frame>
        <draw:custom-shape draw:style-name="gr12" draw:text-style-name="P12" draw:layer="layout" svg:width="0.8cm" svg:height="0.6cm" svg:x="5.255cm" svg:y="5.57cm">
          <text:p/>
          <draw:enhanced-geometry svg:viewBox="0 0 21600 21600" draw:text-areas="0 0 21600 21600" draw:mirror-horizontal="false" draw:mirror-vertical="true" draw:type="circular-arrow" draw:modifiers="179.084946845366 0.128773129985523 7995.52581196535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2" draw:text-style-name="P12" draw:layer="layout" svg:width="0.8cm" svg:height="0.6cm" svg:x="10.106cm" svg:y="5.57cm">
          <text:p/>
          <draw:enhanced-geometry svg:viewBox="0 0 21600 21600" draw:text-areas="0 0 21600 21600" draw:mirror-horizontal="false" draw:mirror-vertical="true" draw:type="circular-arrow" draw:modifiers="179.084946845366 0.128773129985523 7995.52581196535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2" draw:text-style-name="P12" draw:layer="layout" svg:width="0.8cm" svg:height="0.6cm" svg:x="14.957cm" svg:y="5.57cm">
          <text:p/>
          <draw:enhanced-geometry svg:viewBox="0 0 21600 21600" draw:text-areas="0 0 21600 21600" draw:mirror-horizontal="false" draw:mirror-vertical="true" draw:type="circular-arrow" draw:modifiers="179.084946845366 0.128773129985523 7995.52581196535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27cm" fo:margin-bottom="1.27cm" fo:margin-left="0.955cm" fo:margin-right="0.955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07T13:50:10.862196682</meta:creation-date>
    <meta:editing-duration>P0D</meta:editing-duration>
    <meta:editing-cycles>1</meta:editing-cycles>
    <meta:generator>LibreOffice/6.0.4.2$Linux_X86_64 LibreOffice_project/00m0$Build-2</meta:generator>
    <meta:document-statistic meta:object-count="169"/>
  </office:meta>
</office:document-meta>
</file>